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8fc2e" officeooo:paragraph-rsid="0018fc2e"/>
    </style:style>
    <style:style style:name="P2" style:family="paragraph" style:parent-style-name="Standard">
      <style:paragraph-properties fo:text-align="center" style:justify-single-word="false"/>
      <style:text-properties fo:font-size="14pt" fo:font-weight="bold" officeooo:rsid="0018fc2e" officeooo:paragraph-rsid="0018fc2e"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8fc2e" officeooo:paragraph-rsid="0018fc2e" style:font-size-asian="14pt" style:font-weight-asian="bold" style:font-size-complex="14pt" style:font-weight-complex="bold"/>
    </style:style>
    <style:style style:name="P4" style:family="paragraph" style:parent-style-name="Standard">
      <style:paragraph-properties fo:text-align="justify" style:justify-single-word="false"/>
      <style:text-properties officeooo:rsid="001902d0" officeooo:paragraph-rsid="001902d0"/>
    </style:style>
    <style:style style:name="P5" style:family="paragraph" style:parent-style-name="Standard">
      <style:paragraph-properties fo:text-align="justify" style:justify-single-word="false"/>
      <style:text-properties officeooo:rsid="001a0dc5" officeooo:paragraph-rsid="001a0dc5"/>
    </style:style>
    <style:style style:name="P6" style:family="paragraph" style:parent-style-name="Standard">
      <style:paragraph-properties fo:text-align="justify" style:justify-single-word="false"/>
      <style:text-properties officeooo:rsid="001b3e05" officeooo:paragraph-rsid="001b3e05"/>
    </style:style>
    <style:style style:name="P7" style:family="paragraph" style:parent-style-name="Standard">
      <style:paragraph-properties fo:text-align="justify" style:justify-single-word="false"/>
      <style:text-properties officeooo:rsid="001fc768" officeooo:paragraph-rsid="001fc768"/>
    </style:style>
    <style:style style:name="P8" style:family="paragraph" style:parent-style-name="Standard">
      <style:paragraph-properties fo:text-align="justify" style:justify-single-word="false"/>
      <style:text-properties officeooo:rsid="0021c49c" officeooo:paragraph-rsid="0021c49c"/>
    </style:style>
    <style:style style:name="P9" style:family="paragraph" style:parent-style-name="Standard">
      <style:paragraph-properties fo:text-align="justify" style:justify-single-word="false"/>
      <style:text-properties officeooo:rsid="0022df1c" officeooo:paragraph-rsid="0022df1c"/>
    </style:style>
    <style:style style:name="P10" style:family="paragraph" style:parent-style-name="Standard">
      <style:paragraph-properties fo:text-align="justify" style:justify-single-word="false"/>
      <style:text-properties officeooo:rsid="0023b9d7" officeooo:paragraph-rsid="0023b9d7"/>
    </style:style>
    <style:style style:name="P11" style:family="paragraph" style:parent-style-name="Standard">
      <style:paragraph-properties fo:text-align="justify" style:justify-single-word="false"/>
      <style:text-properties officeooo:rsid="0023b9d7" officeooo:paragraph-rsid="002c8080"/>
    </style:style>
    <style:style style:name="P12" style:family="paragraph" style:parent-style-name="Standard">
      <style:paragraph-properties fo:text-align="justify" style:justify-single-word="false"/>
      <style:text-properties officeooo:rsid="0023b9d7" officeooo:paragraph-rsid="004c8733"/>
    </style:style>
    <style:style style:name="P13" style:family="paragraph" style:parent-style-name="Standard">
      <style:paragraph-properties fo:text-align="justify" style:justify-single-word="false"/>
      <style:text-properties officeooo:rsid="002a80b7" officeooo:paragraph-rsid="002a80b7"/>
    </style:style>
    <style:style style:name="P14" style:family="paragraph" style:parent-style-name="Standard">
      <style:paragraph-properties fo:text-align="justify" style:justify-single-word="false"/>
      <style:text-properties officeooo:rsid="00302c17" officeooo:paragraph-rsid="00302c17"/>
    </style:style>
    <style:style style:name="P15" style:family="paragraph" style:parent-style-name="Standard">
      <style:paragraph-properties fo:text-align="justify" style:justify-single-word="false"/>
      <style:text-properties officeooo:rsid="0031968c" officeooo:paragraph-rsid="0031968c"/>
    </style:style>
    <style:style style:name="P16" style:family="paragraph" style:parent-style-name="Standard">
      <style:paragraph-properties fo:text-align="justify" style:justify-single-word="false"/>
      <style:text-properties officeooo:rsid="0031bb03" officeooo:paragraph-rsid="0031bb03"/>
    </style:style>
    <style:style style:name="P17" style:family="paragraph" style:parent-style-name="Standard">
      <style:paragraph-properties fo:text-align="justify" style:justify-single-word="false"/>
      <style:text-properties officeooo:rsid="00337d82" officeooo:paragraph-rsid="00337d82"/>
    </style:style>
    <style:style style:name="P18" style:family="paragraph" style:parent-style-name="Standard">
      <style:paragraph-properties fo:text-align="justify" style:justify-single-word="false"/>
      <style:text-properties officeooo:rsid="0034b7cb" officeooo:paragraph-rsid="0034b7cb"/>
    </style:style>
    <style:style style:name="P19" style:family="paragraph" style:parent-style-name="Standard">
      <style:paragraph-properties fo:text-align="justify" style:justify-single-word="false"/>
      <style:text-properties officeooo:rsid="0037db5c" officeooo:paragraph-rsid="0037db5c"/>
    </style:style>
    <style:style style:name="P20" style:family="paragraph" style:parent-style-name="Standard">
      <style:paragraph-properties fo:text-align="justify" style:justify-single-word="false"/>
      <style:text-properties officeooo:rsid="003e337f" officeooo:paragraph-rsid="003e337f"/>
    </style:style>
    <style:style style:name="P21" style:family="paragraph" style:parent-style-name="Standard">
      <style:paragraph-properties fo:text-align="justify" style:justify-single-word="false"/>
      <style:text-properties fo:font-weight="normal" officeooo:rsid="003f4b10" officeooo:paragraph-rsid="003f4b10" style:font-weight-asian="normal" style:font-weight-complex="normal"/>
    </style:style>
    <style:style style:name="P22" style:family="paragraph" style:parent-style-name="Standard">
      <style:paragraph-properties fo:text-align="justify" style:justify-single-word="false"/>
      <style:text-properties fo:font-weight="normal" officeooo:rsid="00403963" officeooo:paragraph-rsid="00403963" style:font-weight-asian="normal" style:font-weight-complex="normal"/>
    </style:style>
    <style:style style:name="P23" style:family="paragraph" style:parent-style-name="Standard">
      <style:paragraph-properties fo:text-align="justify" style:justify-single-word="false"/>
      <style:text-properties fo:font-weight="normal" officeooo:rsid="0045c05b" officeooo:paragraph-rsid="0045c05b" style:font-weight-asian="normal" style:font-weight-complex="normal"/>
    </style:style>
    <style:style style:name="P24" style:family="paragraph" style:parent-style-name="Standard">
      <style:paragraph-properties fo:text-align="justify" style:justify-single-word="false"/>
      <style:text-properties fo:font-weight="normal" officeooo:rsid="00486426" officeooo:paragraph-rsid="00486426" style:font-weight-asian="normal" style:font-weight-complex="normal"/>
    </style:style>
    <style:style style:name="P25" style:family="paragraph" style:parent-style-name="Standard">
      <style:paragraph-properties fo:text-align="justify" style:justify-single-word="false"/>
      <style:text-properties fo:font-weight="normal" officeooo:rsid="0061493b" officeooo:paragraph-rsid="0061493b" style:font-weight-asian="normal" style:font-weight-complex="normal"/>
    </style:style>
    <style:style style:name="P26" style:family="paragraph" style:parent-style-name="Standard">
      <style:paragraph-properties fo:text-align="justify" style:justify-single-word="false"/>
      <style:text-properties officeooo:rsid="0041b253" officeooo:paragraph-rsid="0041b253"/>
    </style:style>
    <style:style style:name="P27" style:family="paragraph" style:parent-style-name="Standard">
      <style:paragraph-properties fo:text-align="justify" style:justify-single-word="false"/>
      <style:text-properties officeooo:rsid="00429f24" officeooo:paragraph-rsid="00429f24"/>
    </style:style>
    <style:style style:name="P28" style:family="paragraph" style:parent-style-name="Standard">
      <style:paragraph-properties fo:text-align="justify" style:justify-single-word="false"/>
      <style:text-properties officeooo:rsid="0042dcd6" officeooo:paragraph-rsid="0042dcd6"/>
    </style:style>
    <style:style style:name="P29" style:family="paragraph" style:parent-style-name="Standard">
      <style:paragraph-properties fo:text-align="justify" style:justify-single-word="false"/>
      <style:text-properties officeooo:rsid="0045c05b" officeooo:paragraph-rsid="0045c05b"/>
    </style:style>
    <style:style style:name="P30" style:family="paragraph" style:parent-style-name="Standard">
      <style:paragraph-properties fo:text-align="justify" style:justify-single-word="false"/>
      <style:text-properties officeooo:rsid="004c8733" officeooo:paragraph-rsid="004c8733"/>
    </style:style>
    <style:style style:name="P31" style:family="paragraph" style:parent-style-name="Standard">
      <style:paragraph-properties fo:text-align="justify" style:justify-single-word="false"/>
      <style:text-properties officeooo:rsid="004f0f99" officeooo:paragraph-rsid="004f0f99"/>
    </style:style>
    <style:style style:name="P32" style:family="paragraph" style:parent-style-name="Standard">
      <style:paragraph-properties fo:text-align="justify" style:justify-single-word="false"/>
      <style:text-properties officeooo:rsid="004f6abd" officeooo:paragraph-rsid="004f6abd"/>
    </style:style>
    <style:style style:name="P33" style:family="paragraph" style:parent-style-name="Standard">
      <style:paragraph-properties fo:text-align="justify" style:justify-single-word="false"/>
      <style:text-properties officeooo:rsid="004f8338" officeooo:paragraph-rsid="004f8338"/>
    </style:style>
    <style:style style:name="P34" style:family="paragraph" style:parent-style-name="Standard">
      <style:paragraph-properties fo:text-align="justify" style:justify-single-word="false"/>
      <style:text-properties officeooo:rsid="004fcef6" officeooo:paragraph-rsid="004fcef6"/>
    </style:style>
    <style:style style:name="P35" style:family="paragraph" style:parent-style-name="Standard">
      <style:paragraph-properties fo:text-align="justify" style:justify-single-word="false"/>
      <style:text-properties officeooo:rsid="005133b7" officeooo:paragraph-rsid="004f8338"/>
    </style:style>
    <style:style style:name="P36" style:family="paragraph" style:parent-style-name="Standard">
      <style:paragraph-properties fo:text-align="justify" style:justify-single-word="false"/>
      <style:text-properties officeooo:rsid="005133b7" officeooo:paragraph-rsid="005133b7"/>
    </style:style>
    <style:style style:name="P37" style:family="paragraph" style:parent-style-name="Standard">
      <style:paragraph-properties fo:text-align="justify" style:justify-single-word="false"/>
      <style:text-properties officeooo:rsid="0051963b" officeooo:paragraph-rsid="0051963b"/>
    </style:style>
    <style:style style:name="P38" style:family="paragraph" style:parent-style-name="Standard">
      <style:paragraph-properties fo:text-align="justify" style:justify-single-word="false"/>
      <style:text-properties officeooo:rsid="00532ef0" officeooo:paragraph-rsid="00532ef0"/>
    </style:style>
    <style:style style:name="P39" style:family="paragraph" style:parent-style-name="Standard">
      <style:paragraph-properties fo:text-align="justify" style:justify-single-word="false"/>
      <style:text-properties officeooo:rsid="0055325f" officeooo:paragraph-rsid="0055325f"/>
    </style:style>
    <style:style style:name="P40" style:family="paragraph" style:parent-style-name="Standard">
      <style:paragraph-properties fo:text-align="justify" style:justify-single-word="false"/>
      <style:text-properties officeooo:rsid="00568b1f" officeooo:paragraph-rsid="00568b1f"/>
    </style:style>
    <style:style style:name="P41" style:family="paragraph" style:parent-style-name="Standard">
      <style:paragraph-properties fo:text-align="justify" style:justify-single-word="false"/>
      <style:text-properties officeooo:rsid="00580988" officeooo:paragraph-rsid="00580988"/>
    </style:style>
    <style:style style:name="P42" style:family="paragraph" style:parent-style-name="Standard">
      <style:paragraph-properties fo:text-align="justify" style:justify-single-word="false"/>
      <style:text-properties officeooo:rsid="00598ad1" officeooo:paragraph-rsid="00598ad1"/>
    </style:style>
    <style:style style:name="P43" style:family="paragraph" style:parent-style-name="Standard">
      <style:paragraph-properties fo:text-align="justify" style:justify-single-word="false"/>
      <style:text-properties officeooo:rsid="005994bd" officeooo:paragraph-rsid="005994bd"/>
    </style:style>
    <style:style style:name="P44" style:family="paragraph" style:parent-style-name="Standard">
      <style:paragraph-properties fo:text-align="justify" style:justify-single-word="false"/>
      <style:text-properties officeooo:rsid="005abfb9" officeooo:paragraph-rsid="005abfb9"/>
    </style:style>
    <style:style style:name="P45" style:family="paragraph" style:parent-style-name="Standard">
      <style:paragraph-properties fo:text-align="justify" style:justify-single-word="false"/>
      <style:text-properties officeooo:rsid="005ae531" officeooo:paragraph-rsid="005ae531"/>
    </style:style>
    <style:style style:name="P46" style:family="paragraph" style:parent-style-name="Standard">
      <style:paragraph-properties fo:text-align="justify" style:justify-single-word="false"/>
      <style:text-properties officeooo:rsid="005c2817" officeooo:paragraph-rsid="005c2817"/>
    </style:style>
    <style:style style:name="P47" style:family="paragraph" style:parent-style-name="Standard">
      <style:paragraph-properties fo:text-align="justify" style:justify-single-word="false"/>
      <style:text-properties officeooo:rsid="005d1711" officeooo:paragraph-rsid="005d1711"/>
    </style:style>
    <style:style style:name="P48" style:family="paragraph" style:parent-style-name="Standard">
      <style:paragraph-properties fo:text-align="justify" style:justify-single-word="false"/>
      <style:text-properties officeooo:rsid="005f9993" officeooo:paragraph-rsid="005f9993"/>
    </style:style>
    <style:style style:name="P49" style:family="paragraph" style:parent-style-name="Standard">
      <style:paragraph-properties fo:text-align="justify" style:justify-single-word="false"/>
      <style:text-properties officeooo:rsid="0060aa6a" officeooo:paragraph-rsid="0060aa6a"/>
    </style:style>
    <style:style style:name="P50" style:family="paragraph" style:parent-style-name="Standard">
      <style:paragraph-properties fo:text-align="justify" style:justify-single-word="false"/>
      <style:text-properties officeooo:rsid="0061493b" officeooo:paragraph-rsid="0061493b"/>
    </style:style>
    <style:style style:name="P51" style:family="paragraph" style:parent-style-name="Standard">
      <style:paragraph-properties fo:text-align="justify" style:justify-single-word="false"/>
      <style:text-properties officeooo:rsid="00635471" officeooo:paragraph-rsid="00635471"/>
    </style:style>
    <style:style style:name="P52" style:family="paragraph" style:parent-style-name="Standard">
      <style:paragraph-properties fo:text-align="justify" style:justify-single-word="false"/>
      <style:text-properties officeooo:rsid="006678c1" officeooo:paragraph-rsid="006678c1"/>
    </style:style>
    <style:style style:name="P53" style:family="paragraph" style:parent-style-name="Standard">
      <style:paragraph-properties fo:text-align="justify" style:justify-single-word="false"/>
      <style:text-properties officeooo:rsid="00695a4e" officeooo:paragraph-rsid="00695a4e"/>
    </style:style>
    <style:style style:name="P54" style:family="paragraph" style:parent-style-name="Standard">
      <style:paragraph-properties fo:text-align="justify" style:justify-single-word="false"/>
      <style:text-properties officeooo:rsid="006b776c" officeooo:paragraph-rsid="006b776c"/>
    </style:style>
    <style:style style:name="P55" style:family="paragraph" style:parent-style-name="Standard" style:list-style-name="L1">
      <style:paragraph-properties fo:text-align="justify" style:justify-single-word="false"/>
      <style:text-properties officeooo:rsid="0023b9d7" officeooo:paragraph-rsid="0023b9d7"/>
    </style:style>
    <style:style style:name="P56" style:family="paragraph" style:parent-style-name="Standard" style:list-style-name="L2">
      <style:paragraph-properties fo:text-align="justify" style:justify-single-word="false"/>
      <style:text-properties officeooo:rsid="0023b9d7" officeooo:paragraph-rsid="0023b9d7"/>
    </style:style>
    <style:style style:name="P57" style:family="paragraph" style:parent-style-name="Standard">
      <style:paragraph-properties fo:text-align="justify" style:justify-single-word="false"/>
      <style:text-properties fo:font-style="normal" fo:font-weight="normal" officeooo:rsid="004f0f99" officeooo:paragraph-rsid="004f0f99"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officeooo:rsid="005994bd" officeooo:paragraph-rsid="005994bd"/>
    </style:style>
    <style:style style:name="P59" style:family="paragraph" style:parent-style-name="Standard">
      <style:paragraph-properties fo:text-align="justify" style:justify-single-word="false"/>
      <style:text-properties officeooo:rsid="006d436b" officeooo:paragraph-rsid="006d436b"/>
    </style:style>
    <style:style style:name="P60" style:family="paragraph" style:parent-style-name="Standard">
      <style:paragraph-properties fo:text-align="justify" style:justify-single-word="false"/>
      <style:text-properties fo:font-weight="bold" officeooo:rsid="006d436b" officeooo:paragraph-rsid="006d436b" style:font-weight-asian="bold" style:font-weight-complex="bold"/>
    </style:style>
    <style:style style:name="P61" style:family="paragraph" style:parent-style-name="Standard">
      <style:paragraph-properties fo:text-align="justify" style:justify-single-word="false"/>
      <style:text-properties fo:font-weight="bold" officeooo:rsid="0075b3bc" officeooo:paragraph-rsid="0075b3bc" style:font-weight-asian="bold" style:font-weight-complex="bold"/>
    </style:style>
    <style:style style:name="P62" style:family="paragraph" style:parent-style-name="Standard">
      <style:paragraph-properties fo:text-align="justify" style:justify-single-word="false"/>
      <style:text-properties officeooo:rsid="006d89a4" officeooo:paragraph-rsid="006d89a4"/>
    </style:style>
    <style:style style:name="P63" style:family="paragraph" style:parent-style-name="Standard">
      <style:paragraph-properties fo:text-align="justify" style:justify-single-word="false"/>
      <style:text-properties officeooo:rsid="006d89a4" officeooo:paragraph-rsid="006f86d2"/>
    </style:style>
    <style:style style:name="P64" style:family="paragraph" style:parent-style-name="Standard">
      <style:paragraph-properties fo:text-align="justify" style:justify-single-word="false"/>
      <style:text-properties officeooo:rsid="0072c6c8" officeooo:paragraph-rsid="0072c6c8"/>
    </style:style>
    <style:style style:name="P65" style:family="paragraph" style:parent-style-name="Standard">
      <style:paragraph-properties fo:text-align="justify" style:justify-single-word="false"/>
      <style:text-properties officeooo:rsid="0073cdb4" officeooo:paragraph-rsid="0073cdb4"/>
    </style:style>
    <style:style style:name="P66" style:family="paragraph" style:parent-style-name="Standard">
      <style:paragraph-properties fo:text-align="justify" style:justify-single-word="false"/>
      <style:text-properties officeooo:rsid="0075a8f5" officeooo:paragraph-rsid="0075a8f5"/>
    </style:style>
    <style:style style:name="P67" style:family="paragraph" style:parent-style-name="Standard">
      <style:paragraph-properties fo:text-align="justify" style:justify-single-word="false"/>
      <style:text-properties officeooo:rsid="0075b3bc" officeooo:paragraph-rsid="0075b3bc"/>
    </style:style>
    <style:style style:name="P68" style:family="paragraph" style:parent-style-name="Standard">
      <style:paragraph-properties fo:text-align="justify" style:justify-single-word="false"/>
      <style:text-properties fo:font-weight="normal" officeooo:rsid="0075b3bc" officeooo:paragraph-rsid="0075b3bc" style:font-weight-asian="normal" style:font-weight-complex="normal"/>
    </style:style>
    <style:style style:name="P69" style:family="paragraph" style:parent-style-name="Standard">
      <style:paragraph-properties fo:text-align="justify" style:justify-single-word="false"/>
      <style:text-properties fo:font-weight="normal" officeooo:rsid="00777a32" officeooo:paragraph-rsid="00777a32" style:font-weight-asian="normal" style:font-weight-complex="normal"/>
    </style:style>
    <style:style style:name="P70" style:family="paragraph" style:parent-style-name="Standard">
      <style:paragraph-properties fo:text-align="justify" style:justify-single-word="false"/>
      <style:text-properties fo:font-weight="normal" officeooo:rsid="00794181" officeooo:paragraph-rsid="00794181" style:font-weight-asian="normal" style:font-weight-complex="normal"/>
    </style:style>
    <style:style style:name="P71" style:family="paragraph" style:parent-style-name="Standard">
      <style:paragraph-properties fo:text-align="justify" style:justify-single-word="false"/>
      <style:text-properties fo:font-weight="normal" officeooo:rsid="007ac470" officeooo:paragraph-rsid="007cb483" style:font-weight-asian="normal" style:font-weight-complex="normal"/>
    </style:style>
    <style:style style:name="P72" style:family="paragraph" style:parent-style-name="Standard">
      <style:paragraph-properties fo:text-align="justify" style:justify-single-word="false"/>
      <style:text-properties fo:font-weight="normal" officeooo:rsid="007bae9b" officeooo:paragraph-rsid="007bae9b" style:font-weight-asian="normal" style:font-weight-complex="normal"/>
    </style:style>
    <style:style style:name="T1" style:family="text">
      <style:text-properties officeooo:rsid="001902d0"/>
    </style:style>
    <style:style style:name="T2" style:family="text">
      <style:text-properties officeooo:rsid="001a0dc5"/>
    </style:style>
    <style:style style:name="T3" style:family="text">
      <style:text-properties officeooo:rsid="0022df1c"/>
    </style:style>
    <style:style style:name="T4" style:family="text">
      <style:text-properties officeooo:rsid="002451ae"/>
    </style:style>
    <style:style style:name="T5" style:family="text">
      <style:text-properties officeooo:rsid="00279680"/>
    </style:style>
    <style:style style:name="T6" style:family="text">
      <style:text-properties style:text-position="super 58%" officeooo:rsid="00279680"/>
    </style:style>
    <style:style style:name="T7" style:family="text">
      <style:text-properties officeooo:rsid="002c8080"/>
    </style:style>
    <style:style style:name="T8" style:family="text">
      <style:text-properties officeooo:rsid="002e9de8"/>
    </style:style>
    <style:style style:name="T9" style:family="text">
      <style:text-properties officeooo:rsid="0031968c"/>
    </style:style>
    <style:style style:name="T10" style:family="text">
      <style:text-properties fo:font-weight="bold" style:font-weight-asian="bold" style:font-weight-complex="bold"/>
    </style:style>
    <style:style style:name="T11" style:family="text">
      <style:text-properties fo:font-weight="bold" officeooo:rsid="003688f7" style:font-weight-asian="bold" style:font-weight-complex="bold"/>
    </style:style>
    <style:style style:name="T12" style:family="text">
      <style:text-properties fo:font-weight="bold" officeooo:rsid="003e337f" style:font-weight-asian="bold" style:font-weight-complex="bold"/>
    </style:style>
    <style:style style:name="T13" style:family="text">
      <style:text-properties fo:font-weight="bold" officeooo:rsid="0040a4b6" style:font-weight-asian="bold" style:font-weight-complex="bold"/>
    </style:style>
    <style:style style:name="T14" style:family="text">
      <style:text-properties fo:font-weight="bold" officeooo:rsid="0048fb29" style:font-weight-asian="bold" style:font-weight-complex="bold"/>
    </style:style>
    <style:style style:name="T15" style:family="text">
      <style:text-properties fo:font-weight="bold" officeooo:rsid="006258bc" style:font-weight-asian="bold" style:font-weight-complex="bold"/>
    </style:style>
    <style:style style:name="T16" style:family="text">
      <style:text-properties officeooo:rsid="003688f7"/>
    </style:style>
    <style:style style:name="T17" style:family="text">
      <style:text-properties fo:font-weight="normal" style:font-weight-asian="normal" style:font-weight-complex="normal"/>
    </style:style>
    <style:style style:name="T18" style:family="text">
      <style:text-properties fo:font-weight="normal" officeooo:rsid="003688f7" style:font-weight-asian="normal" style:font-weight-complex="normal"/>
    </style:style>
    <style:style style:name="T19" style:family="text">
      <style:text-properties fo:font-weight="normal" officeooo:rsid="0048fb29" style:font-weight-asian="normal" style:font-weight-complex="normal"/>
    </style:style>
    <style:style style:name="T20" style:family="text">
      <style:text-properties fo:font-weight="normal" officeooo:rsid="004aad34" style:font-weight-asian="normal" style:font-weight-complex="normal"/>
    </style:style>
    <style:style style:name="T21" style:family="text">
      <style:text-properties fo:font-weight="normal" officeooo:rsid="004c8733" style:font-weight-asian="normal" style:font-weight-complex="normal"/>
    </style:style>
    <style:style style:name="T22" style:family="text">
      <style:text-properties officeooo:rsid="00399fb9"/>
    </style:style>
    <style:style style:name="T23" style:family="text">
      <style:text-properties officeooo:rsid="0040a4b6"/>
    </style:style>
    <style:style style:name="T24" style:family="text">
      <style:text-properties officeooo:rsid="00424a3b"/>
    </style:style>
    <style:style style:name="T25" style:family="text">
      <style:text-properties officeooo:rsid="0044b829"/>
    </style:style>
    <style:style style:name="T26" style:family="text">
      <style:text-properties officeooo:rsid="0048fb2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4c8733" style:font-style-asian="italic" style:font-weight-asian="normal" style:font-style-complex="italic" style:font-weight-complex="normal"/>
    </style:style>
    <style:style style:name="T29" style:family="text">
      <style:text-properties fo:font-style="italic" fo:font-weight="normal" officeooo:rsid="004d383b"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d383b" style:font-style-asian="normal" style:font-weight-asian="normal" style:font-style-complex="normal" style:font-weight-complex="normal"/>
    </style:style>
    <style:style style:name="T32" style:family="text">
      <style:text-properties officeooo:rsid="004f8338"/>
    </style:style>
    <style:style style:name="T33" style:family="text">
      <style:text-properties officeooo:rsid="0051963b"/>
    </style:style>
    <style:style style:name="T34" style:family="text">
      <style:text-properties officeooo:rsid="00532ef0"/>
    </style:style>
    <style:style style:name="T35" style:family="text">
      <style:text-properties officeooo:rsid="005d1711"/>
    </style:style>
    <style:style style:name="T36" style:family="text">
      <style:text-properties officeooo:rsid="005dbb5d"/>
    </style:style>
    <style:style style:name="T37" style:family="text">
      <style:text-properties officeooo:rsid="006258bc"/>
    </style:style>
    <style:style style:name="T38" style:family="text">
      <style:text-properties officeooo:rsid="006a2828"/>
    </style:style>
    <style:style style:name="T39" style:family="text">
      <style:text-properties officeooo:rsid="006d89a4"/>
    </style:style>
    <style:style style:name="T40" style:family="text">
      <style:text-properties officeooo:rsid="006f86d2"/>
    </style:style>
    <style:style style:name="T41" style:family="text">
      <style:text-properties officeooo:rsid="0073b5c5"/>
    </style:style>
    <style:style style:name="T42" style:family="text">
      <style:text-properties officeooo:rsid="00794181"/>
    </style:style>
    <style:style style:name="T43" style:family="text">
      <style:text-properties officeooo:rsid="007bae9b"/>
    </style:style>
    <style:style style:name="T44" style:family="text">
      <style:text-properties officeooo:rsid="007d73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enes Certificacion Java</text:p>
      <text:p text:style-name="P3"/>
      <text:p text:style-name="P9">Formador</text:p>
      <text:p text:style-name="P8">Jordi Ariño Santos: <text:a xlink:type="simple" xlink:href="mailto:jordi.arino@pue.ex" text:style-name="Internet_20_link" text:visited-style-name="Visited_20_Internet_20_Link">jordi.arino@pue.e</text:a>s; <text:a xlink:type="simple" xlink:href="mailto:jordiAS2K@gmail.com" text:style-name="Internet_20_link" text:visited-style-name="Visited_20_Internet_20_Link">jordiAS2K@gmail.com</text:a> <text:span text:style-name="T3">Twitter: @jordiAS2K <text:s/>.NET y Java</text:span></text:p>
      <text:p text:style-name="P8"/>
      <text:p text:style-name="P1">Antiguo SJCP: Sun Java Certified Programmer</text:p>
      <text:p text:style-name="P1">Oracle lo separó en 2: 1Z0-803 y 804 (Java SE7 Programmer I y II)</text:p>
      <text:p text:style-name="P1"/>
      <text:p text:style-name="P1">803: Básico, Herencia, Orientación objetos básico</text:p>
      <text:p text:style-name="P1">804:Orientación objetos experto, API de Colecciones, Expresiones Regulares, Threads, etc...</text:p>
      <text:p text:style-name="P1"/>
      <text:p text:style-name="P4">803: 70Preguntas. 120Min (2min x pregunta), Passing Score: 63%, 193€. <text:span text:style-name="T2">Test Multirrespuesta (dicen cuántas son válidas). Errores no restan. ~41preguntas acertadas (yo creo que 44). Examen en Inglés</text:span></text:p>
      <text:p text:style-name="P5">Temario: <text:span text:style-name="T1">Arrays, Tipos de datos, Operadores, Constructores, Bucles, Métodos y Encapsulación, Herencia, Excepciones.</text:span></text:p>
      <text:p text:style-name="P4"/>
      <text:p text:style-name="P6">Compila? La ejecución funcionaría? Qué resultado se obtendría?</text:p>
      <text:p text:style-name="P4"/>
      <text:p text:style-name="P7">804: 90Preguntas. 150Min. (1,6min x pregunta)</text:p>
      <text:p text:style-name="P7"/>
      <text:p text:style-name="P7"/>
      <text:p text:style-name="P13">VISIBILIDAD</text:p>
      <text:p text:style-name="P7"/>
      <text:list xml:id="list6763101691407811352" text:style-name="L1">
        <text:list-item>
          <text:p text:style-name="P55">Aplicación Java: nivel de desarrollo:</text:p>
        </text:list-item>
      </text:list>
      <text:p text:style-name="P10"><text:tab/>Colección de clases agrupadas de forma jerárquica en paquetes</text:p>
      <text:p text:style-name="P10"><text:tab/>Si no pertenece a paquete alguno (package), se incluye en el “Default package” y no se puede utilizar más que por aquellas que también pertenecen al mismo “Default package” (no se puede hacer import de élla). <text:span text:style-name="T4">Únicamente no es válido a nivel de ejecución tener un package que empiece por “java.“ (Sí permite, de momento, “javax.”)</text:span></text:p>
      <text:p text:style-name="P10"><text:tab/><text:span text:style-name="T5">Visibilidad de clases principales, de 1</text:span><text:span text:style-name="T6">er</text:span><text:span text:style-name="T5"> nivel (no anidada): public y default(ausencia de visib.: sólo visible en package en la que se encuentra definida)</text:span></text:p>
      <text:p text:style-name="P10"/>
      <text:p text:style-name="P10"/>
      <text:p text:style-name="P10"><text:tab/><text:span text:style-name="T7">Clases estáticas y no estáticas.</text:span></text:p>
      <text:p text:style-name="P10"><text:tab/><text:span text:style-name="T7">Clases No Estáticas: Operaciones a nivel de objeto. Atributos/campos a nivel de objeto. Para utilizarla he de instanciar el objeto (Clase new())</text:span></text:p>
      <text:p text:style-name="P11"><text:tab/><text:span text:style-name="T7">Clases Estáticas: Operaciones que dependen de unos parámetros, de un estado; no de un objeto. También llamados Helpers. Se llaman con Clase.operación(). Ej. Math, System, Arrays, Date,..</text:span></text:p>
      <text:p text:style-name="P10"/>
      <text:p text:style-name="P10"><text:tab/><text:span text:style-name="T8">Import static → A partir de Java 5. No tengo que poner la clase a la que pertenece (random() en lugar de Math.random();)</text:span></text:p>
      <text:p text:style-name="P10"><text:tab/></text:p>
      <text:list xml:id="list8319030362214413680" text:style-name="L2">
        <text:list-item>
          <text:p text:style-name="P56">Aplicación Java: a nivel de archivos:</text:p>
        </text:list-item>
      </text:list>
      <text:p text:style-name="P10"/>
      <text:p text:style-name="P10"/>
      <text:p text:style-name="P14">Nombre clase: Fully Qualified Class Name. Consejo: comenzar por el nombre invertido de la organización (nombre dominio registrado invertido) para garantizar nombre único. <text:span text:style-name="T9">Desaconsejado hacer import utilizando el *: ineficiente (carga muchas clases) y difícil de leer por otros. Además posible colisión de nombres de métodos/atributos de diferentes clases (referencia ambigua--&gt; new java.util.Date() y new java.sql.Date()).</text:span></text:p>
      <text:p text:style-name="P14"><text:soft-page-break/></text:p>
      <text:p text:style-name="P15">Imports estáticos: poco recomendables en varios escenarios. Utilizar métodos estáticos sin poner la clase a la que pertenecen: p.ej sort() en lugar de Arrays.sort() o PI en lugar de Math.PI</text:p>
      <text:p text:style-name="P16">Nombre de clases: <text:tab/>1. _$[a-Z]</text:p>
      <text:p text:style-name="P16"><text:tab/><text:tab/><text:tab/>2. [0-9]_$[a-Z] <text:s text:c="5"/>que no sean nombres reservados (go,...)</text:p>
      <text:p text:style-name="P16"/>
      <text:p text:style-name="P17">Ámbito y visibilidad son intercambiables: public abstract y abstract public</text:p>
      <text:p text:style-name="P17"><text:tab/><text:tab/><text:tab/><text:tab/><text:tab/> <text:s text:c="8"/>public static y static public</text:p>
      <text:p text:style-name="P17">Tb. con final: public static final; final public static; public final static, etc...</text:p>
      <text:p text:style-name="P17"/>
      <text:p text:style-name="P17">Imports siempre:<text:span text:style-name="T10"> import static </text:span>(NO static import)</text:p>
      <text:p text:style-name="P16"/>
      <text:p text:style-name="P18">Si la clase pertenece al package “Default Package” <text:span text:style-name="T16">(es decir la clase no tiene el </text:span><text:span text:style-name="T11">public </text:span><text:span text:style-name="T18">delante)</text:span>, no es necesario que a nivel de archivo, el fichero se llame igual que la clase con la extensión .java</text:p>
      <text:p text:style-name="P18"/>
      <text:p text:style-name="P19">Llamada de ejecución:</text:p>
      <text:p text:style-name="P19"><text:span text:style-name="T10">java classpath</text:span>(Fully Qualified Name Class y donde hallar los archivos .class) <text:span text:style-name="T12">argument</text:span><text:span text:style-name="T10">o/s </text:span><text:span text:style-name="T12">de ejecución</text:span></text:p>
      <text:p text:style-name="P19">En tiempo de ejecución se carga en memoria (PERMGEN(Java7) o METASPACE(Java8)), <text:span text:style-name="T22">convirtiendo las clases en Bytecodes (en Memoria PermGen). Los new() de los objetos se crean en memoria HEAP(Montón de memoria). Garbage Collector limpia memoria Heap (objetos huérfanos que resultan innecesarios). La PILA (STACK) es la zona de memoria donde se guardan los valores de las variables. Las variables pueden ser por valor (almacena el valor en Stack) o por referencia (la referencia está en Stack y apunta al objeto que está en Heap).</text:span></text:p>
      <text:p text:style-name="P19"/>
      <text:p text:style-name="P20">La longitud en objetos Array es un atributo: atributo <text:span text:style-name="T10">length </text:span><text:span text:style-name="T17">(</text:span><text:span text:style-name="T10">no</text:span><text:span text:style-name="T17"> método length()), En collection ArrayList, es método </text:span><text:span text:style-name="T10">size()</text:span></text:p>
      <text:p text:style-name="P21">String en Java es un objeto (Mem. Heap) y además es inmutable. <text:span text:style-name="T23">CUIDADO: no concatenar y añadir Strings (Ej. email </text:span><text:span text:style-name="T13">+=</text:span><text:span text:style-name="T23"> cadena). Se estarían creando constantemente objetos </text:span></text:p>
      <text:p text:style-name="P21"/>
      <text:p text:style-name="P22">++x : Primero incremento y luego evalúo</text:p>
      <text:p text:style-name="P22">x++ : Primero evalúo y luego incremento</text:p>
      <text:p text:style-name="P18"/>
      <text:p text:style-name="P26">clase MiClase de package miPackage:</text:p>
      <text:p text:style-name="P26">compilar: javac MiClase.java</text:p>
      <text:p text:style-name="P26">ejecutar: java miPackage.MiClase <text:span text:style-name="T24">[</text:span>argumentos<text:span text:style-name="T24">]</text:span></text:p>
      <text:p text:style-name="P26"/>
      <text:p text:style-name="P26"/>
      <text:p text:style-name="P27">^ : or exclusiva (xor)</text:p>
      <text:p text:style-name="P27">&amp;&amp;: and (cortocircuito)</text:p>
      <text:p text:style-name="P27">&amp;: and (de no cortocircuito)</text:p>
      <text:p text:style-name="P27">|| : or (cortocircuito) : si cumple una, ya no evalúa la otra condición</text:p>
      <text:p text:style-name="P27">|: or (de no cortocircuito): evalúa todas las condiciones</text:p>
      <text:p text:style-name="P27">!: not</text:p>
      <text:p text:style-name="P27"/>
      <text:p text:style-name="P27">if{</text:p>
      <text:p text:style-name="P27">}</text:p>
      <text:p text:style-name="P27">{</text:p>
      <text:p text:style-name="P27"/>
      <text:p text:style-name="P27">}</text:p>
      <text:p text:style-name="P27">: es como si pusiera else y compila OK</text:p>
      <text:p text:style-name="P27"/>
      <text:p text:style-name="P27"><text:soft-page-break/>== : 2 variables apuntan al mismo objeto</text:p>
      <text:p text:style-name="P27">equals: evalúa el objeto en sí???</text:p>
      <text:p text:style-name="P27"/>
      <text:p text:style-name="P28">Autoboxing: convertir un tipo primitivo a objeto. Ej. int a java.lang.Integer(objeto). <text:span text:style-name="T25">String tiene vertiente estática (ej. String.format()) y vertiente no estática.</text:span></text:p>
      <text:p text:style-name="P28"/>
      <text:p text:style-name="P29">En Producción no hay IDEs y hay que saber arreglar problemas de <text:span text:style-name="T10">classpath</text:span></text:p>
      <text:p text:style-name="P23"/>
      <text:p text:style-name="P23"/>
      <text:p text:style-name="P24">Java Internet (EE). Objetos:</text:p>
      <text:p text:style-name="P24">Servlets: Controladores Web</text:p>
      <text:p text:style-name="P24">JSP: Vistas Web</text:p>
      <text:p text:style-name="P27"/>
      <text:list xml:id="list123108550150424" text:continue-numbering="true" text:style-name="L2">
        <text:list-header>
          <text:p text:style-name="P56"/>
        </text:list-header>
      </text:list>
      <text:p text:style-name="P12"><text:span text:style-name="T26">En JAVA_HOME/bin tenemos </text:span><text:span text:style-name="T14">jvisualvm.exe</text:span><text:span text:style-name="T19"> para poder ver los objetos en memoria (Permgen/MetaSpace, Stack, Heap). </text:span><text:span text:style-name="T20">Te puedes conectar a aplicaciones remotas. </text:span><text:span text:style-name="T21">En </text:span><text:span text:style-name="T28">JVM Arguments</text:span><text:span text:style-name="T21"> (pestaña), vemos la memoria máxima asignada (se puede modificar al arrancar java): -Xms24m</text:span></text:p>
      <text:p text:style-name="P30"><text:span text:style-name="T17">-Xmx256m. En pestaña </text:span><text:span text:style-name="T27">System Properties</text:span><text:span text:style-name="T30">. </text:span><text:span text:style-name="T31">Vemos file.separator (en Windows: \), path.separator=”;”; line.separator=”\r\n”, zona horaria, user.name, etc (Variables entorno). Objeto </text:span><text:span text:style-name="T29">java.util.Properties</text:span><text:span text:style-name="T31"> es un diccionario clave/valor; System Properties. Cargar archivo properties de mi aplicación en memoria en un objeto propio personalizado Properties de tipo diccionario.</text:span></text:p>
      <text:p text:style-name="P31"><text:span text:style-name="T30">Properties props=</text:span><text:span text:style-name="T31">S</text:span><text:span text:style-name="T30">ystem.getProperties ; tb podemos hacer System.setProperties y modificar valores. Ej. props.getProperty(“user.name”); ó props.setProperty(“clavePropia”, “valorDeseado”); Aunque no es lo normal, se pueden modificar ciertas propiedades de System.Properties.</text:span></text:p>
      <text:p text:style-name="P57"/>
      <text:p text:style-name="P57">Properties props = System.getProperties(); da una referencia al objeto (no lo fabrica)</text:p>
      <text:p text:style-name="P31">props.setProperty(“ocajp7.note”,”63”); hemos ajustado una propiedad propia nuestra</text:p>
      <text:p text:style-name="P31">props.setProperty(“user.name”,”pepe”); hemos modificado una propiedad de Sistema</text:p>
      <text:p text:style-name="P31">sout(props.getProperty(“user.name”)); (sout: system out <text:span text:style-name="T34">(imprimir)</text:span>de NetBeans)</text:p>
      <text:p text:style-name="P31"/>
      <text:p text:style-name="P32">Más directo: <text:span text:style-name="T32">(por debajo crea un objeto y accede a él)</text:span></text:p>
      <text:p text:style-name="P32"><text:tab/>System.getProperty(“user.name”);</text:p>
      <text:p text:style-name="P32"><text:tab/>System.setProperty(“miProp”,”pepe”);</text:p>
      <text:p text:style-name="P32"/>
      <text:p text:style-name="P33">Otros wrappers: random()--&gt;math.random(), gc()--&gt;Runtime.gc(),...</text:p>
      <text:p text:style-name="P35"/>
      <text:p text:style-name="P36">Crear: Nuevo-&gt;Other-&gt;<text:span text:style-name="T33">New </text:span>Properties <text:span text:style-name="T33">File</text:span> *** (NetBeans)</text:p>
      <text:p text:style-name="P34">Properties props = new Properties();</text:p>
      <text:p text:style-name="P34">props.load(fichero); ←new FileReader(“”);</text:p>
      <text:p text:style-name="P34">props.getProperty(“jdbc.url”);</text:p>
      <text:p text:style-name="P34">props.getProperty(“mysql.username”);</text:p>
      <text:p text:style-name="P7"/>
      <text:p text:style-name="P36">Cargar propiedades al ejecutar la aplicación java: </text:p>
      <text:p text:style-name="P36">java -Dprop=value -Dprop=value -Dprop=value xxx.yyy.MainClass arg</text:p>
      <text:p text:style-name="P36"/>
      <text:p text:style-name="P37">Sobre PropertiesFile botón derecho-&gt; Add locale: Esp, Cat, Ing,...</text:p>
      <text:p text:style-name="P37">Fechas, monedas y decimal lo toma de forma automática.</text:p>
      <text:p text:style-name="P38">Clase Locale: <text:s/>Locale.setDefault(new Locale(“it”,”IT”)); Lo muestra pero si no concatenamos:</text:p>
      <text:p text:style-name="P38">syso(“PI = “ + Math.PI); <text:s/>--&gt;Toma formato de PC</text:p>
      <text:p text:style-name="P38">syso(“PO=%.2f”.Math.PI); → Toma formato de Locale p.def. (italiano)</text:p>
      <text:p text:style-name="P38"/>
      <text:p text:style-name="P38"/>
      <text:p text:style-name="P39"><text:soft-page-break/>new StringBuilder() es mejor crearlo con un tamaño adecuado (p.defecto 16) para ganar tiempo en su redimensión conforme voy añadiendo caracteres. Ej. new StringBuilder(1024)</text:p>
      <text:p text:style-name="P39"/>
      <text:p text:style-name="P40">Date d = new Date():</text:p>
      <text:p text:style-name="P40">Date d1 = d;</text:p>
      <text:p text:style-name="P40">d y d1 son referencias a un objeto; NO son un objeto.</text:p>
      <text:p text:style-name="P40"/>
      <text:p text:style-name="P41">Objetos que recolecta el Garbage Collector: candidatos a ser borrados</text:p>
      <text:p text:style-name="P41">Los objetos huérfanos (si no tienen referencia que les apunte): apuntados desde stack (normalmente) o permgen o heap.</text:p>
      <text:p text:style-name="P41"/>
      <text:p text:style-name="P42">Concepto Memoria y gc: Útil para el StringPooling (memoria Strings en PermGen) </text:p>
      <text:p text:style-name="P42"/>
      <text:p text:style-name="P43">Constructor por defecto: cuando no aparece escrito</text:p>
      <text:p text:style-name="P43">Constructor sin parámetros NO es el constructor por defecto</text:p>
      <text:p text:style-name="P44">Si hay algún constructor, no existe el constructor por defecto</text:p>
      <text:p text:style-name="P43"/>
      <text:p text:style-name="P44">Long w= 1200L . Autoboxing sólo es posible si escribo la L (1200L)</text:p>
      <text:p text:style-name="P44">long w = 1200 --&gt;ok (pero no Long w= 1200)</text:p>
      <text:p text:style-name="P44"/>
      <text:p text:style-name="P44"/>
      <text:p text:style-name="P45">Inicializador estático de clase: es lo primero que hace al cargar la clase</text:p>
      <text:p text:style-name="P45">static{</text:p>
      <text:p text:style-name="P45"/>
      <text:p text:style-name="P45">}</text:p>
      <text:p text:style-name="P45">Convierte los bloques static{} en un único bloque static{} . Los junta al convertirlo en ByteCode; tras compilar.</text:p>
      <text:p text:style-name="P45"/>
      <text:p text:style-name="P46"/>
      <text:p text:style-name="P46">CICLO DE VIDA DE UNA CLASE</text:p>
      <text:p text:style-name="P46">1. Inicializador static (permgen)</text:p>
      <text:p text:style-name="P47">2. Main method</text:p>
      <text:p text:style-name="P46"><text:span text:style-name="T35">3</text:span>. Inicializador de objeto</text:p>
      <text:p text:style-name="P46"><text:span text:style-name="T35">4</text:span>. Constructor</text:p>
      <text:p text:style-name="P46"><text:span text:style-name="T35">5</text:span>. Resto (métodos <text:span text:style-name="T36">llamados</text:span>)</text:p>
      <text:p text:style-name="P46"/>
      <text:p text:style-name="P46">Faltaría añadirle herencia</text:p>
      <text:p text:style-name="P46"/>
      <text:p text:style-name="P48">COMPILACION</text:p>
      <text:p text:style-name="P48">A.java ------javac--------&gt; A.class(ByteCodes): contiene Literales String</text:p>
      <text:p text:style-name="P48"/>
      <text:p text:style-name="P49">En PermGen (todo):</text:p>
      <text:p text:style-name="P49">A.class <text:s/>y String.class, que referencia <text:s/>a StringPooling (tabla)</text:p>
      <text:p text:style-name="P48"/>
      <text:p text:style-name="P51">StringPooling sólo para Strings (no StringBuffers o StringBuilders)</text:p>
      <text:p text:style-name="P50">StringPooling (o Pool de Strings) se encarga de gestionar los Strings antes de comenzar a trabajar con ellos. <text:s/><text:span text:style-name="T37">Mete en una tabla todos los literales que encuentra (Todo lo que halla entre comillas “ “). Así evita crear objetos con el mismo literal. Todo eso, lo hace StringPooling antes de que se invoque el método. Varios apuntadores a un mismo objeto que tenga el mismo literal, a menos que se cree explícitamente con </text:span><text:span text:style-name="T15">new()</text:span></text:p>
      <text:p text:style-name="P25"/>
      <text:p text:style-name="P52">Conocer métodos del API String: toUpper(), <text:soft-page-break/>toLower(),substring(),replace(“Esto”,”PorEsto”),replaceAll(“patrón(expr.regular)”,”porEsto”)</text:p>
      <text:p text:style-name="P52">patrón . ---&gt; <text:span text:style-name="T38">cualquier</text:span> carácter</text:p>
      <text:p text:style-name="P54">\. <text:s/>ó [.]: carácter .</text:p>
      <text:p text:style-name="P52">\b: boundary (inicio palabra)</text:p>
      <text:p text:style-name="P52">\d: digit (número del 0 al 9)</text:p>
      <text:p text:style-name="P52"/>
      <text:p text:style-name="P53">web regex101.com ---&gt; para ver expresiones regulares</text:p>
      <text:p text:style-name="P46"/>
      <text:p text:style-name="P46"/>
      <text:p text:style-name="P43"/>
      <text:p text:style-name="P60">EXCEPCIONES</text:p>
      <text:p text:style-name="P60"/>
      <text:p text:style-name="P59">Tipos de situaciones erróneas en tiempo de ejecución ---<text:span text:style-name="T39">&gt; </text:span>throw:</text:p>
      <text:p text:style-name="P59"/>
      <text:p text:style-name="P59">2 atributos que definen un estado de error:</text:p>
      <text:p text:style-name="P59">- <text:span text:style-name="T39">message: </text:span>mensaje de error (Objeto message con tipo String: lo recuperamos con <text:span text:style-name="T10">getMessage()</text:span>)</text:p>
      <text:p text:style-name="P59">- <text:span text:style-name="T39">cause: </text:span>causa del error (asociación con otro objeto de tipo message). <text:span text:style-name="T39">Errores en cascada:</text:span></text:p>
      <text:p text:style-name="P62">Caused by:-------------</text:p>
      <text:p text:style-name="P62"><text:tab/>-----------------</text:p>
      <text:p text:style-name="P62"><text:tab/>-----------------</text:p>
      <text:p text:style-name="P62">Caused by:-------------</text:p>
      <text:p text:style-name="P62"><text:tab/>-----------------</text:p>
      <text:p text:style-name="P62"><text:tab/>----------------- …</text:p>
      <text:p text:style-name="P62"/>
      <text:p text:style-name="P62">Clases Exception y Error son hermanos.</text:p>
      <text:p text:style-name="P62">Clase java.lang.Throwable define los mensajes y causa del error (los 2 atrib). <text:span text:style-name="T41">Throwable hija de Object (creo!)</text:span></text:p>
      <text:p text:style-name="P62">Hijas de clase Throwable: Error y Exception</text:p>
      <text:p text:style-name="P62">- Error: Fallos críticos: <text:span text:style-name="T40">OutOfMemoryError, StackOverflowError,.. No tiene mucho sentido capturarlos</text:span></text:p>
      <text:p text:style-name="P63">- <text:span text:style-name="T40">Exception tiene 2 hijos:</text:span></text:p>
      <text:p text:style-name="P63"><text:span text:style-name="T40"><text:tab/>*RuntimeException (Unchecked Exception): Fallos de programador no localizables en compilación. Surgen en tiempo de ejecución. No es obligatorio ni capturarlas ni propagarlas (se puede hacer). Se autolanzan, se autopropagan</text:span></text:p>
      <text:p text:style-name="P63"><text:tab/>*<text:span text:style-name="T40">Checked Exceptions: Posibles fallos ajenos al programador. Es obligado capturarlas o propagarlas o mix de ambas cosas. P.ej: abrir un archivo, abrir una conexión a Base de datos,...</text:span></text:p>
      <text:p text:style-name="P64">No compila si no se tratan</text:p>
      <text:p text:style-name="P64"/>
      <text:p text:style-name="P65">Escenarios:</text:p>
      <text:p text:style-name="P65">try- finally</text:p>
      <text:p text:style-name="P65">try-catch</text:p>
      <text:p text:style-name="P65">try-catch-finally</text:p>
      <text:p text:style-name="P65"/>
      <text:p text:style-name="P66">Principales Excepciones</text:p>
      <text:p text:style-name="P66">NPE (Null Pointer Exception)</text:p>
      <text:p text:style-name="P66">OutboundException</text:p>
      <text:p text:style-name="P66">Index...</text:p>
      <text:p text:style-name="P66">AritmeticException</text:p>
      <text:p text:style-name="P66">IOException (Checked)</text:p>
      <text:p text:style-name="P62"/>
      <text:p text:style-name="P62"/>
      <text:p text:style-name="P62"/>
      <text:p text:style-name="P62"><text:soft-page-break/></text:p>
      <text:p text:style-name="P61">Sobreescribir (overrides)</text:p>
      <text:p text:style-name="P61"/>
      <text:p text:style-name="P68">1. Nombre de método se llama igual</text:p>
      <text:p text:style-name="P68">2.Visibilidad : ha de ser igual o menos restrictiva (public-&gt;public, private-&gt;public, protected, private, default)</text:p>
      <text:p text:style-name="P69">3. <text:span text:style-name="T42">Misma firma de parámetros</text:span></text:p>
      <text:p text:style-name="P70">4. Tipo de devolución (el mismo o, desde Java5, un subtipo de éste (tipos covariantes))</text:p>
      <text:p text:style-name="P71">5. Un método sobreescrito no puede lanzar nuevas excepciones de tipo Checked que su padre no lance. No se pueden lanzar nuevas Checked Exceptions que el padre no lance.</text:p>
      <text:p text:style-name="P71"><text:span text:style-name="T43">Eso sí, no estás obligado a lanzar las excepciones del padre. Puedes lanzar nuevas Excepciones de tipo Unchecked (en la programación real no se suele hacer).</text:span></text:p>
      <text:p text:style-name="P72"/>
      <text:p text:style-name="P72"><text:span text:style-name="T44">Métodos finales no se pueden sobreescribir. Lo que es estático tampoco se puede sobreescribir.</text:span></text:p>
      <text:p text:style-name="P72"/>
      <text:p text:style-name="P61"/>
      <text:p text:style-name="P61"/>
      <text:p text:style-name="P67"/>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08:55:32.896000000</meta:creation-date>
    <dc:date>2015-03-25T12:31:08.452000000</dc:date>
    <meta:editing-duration>PT10H47M15S</meta:editing-duration>
    <meta:editing-cycles>94</meta:editing-cycles>
    <meta:generator>LibreOffice/4.3.1.2$Windows_x86 LibreOffice_project/958349dc3b25111dbca392fbc281a05559ef6848</meta:generator>
    <meta:document-statistic meta:table-count="0" meta:image-count="0" meta:object-count="0" meta:page-count="6" meta:paragraph-count="155" meta:word-count="1600" meta:character-count="11047" meta:non-whitespace-character-count="9564"/>
  </office:meta>
</office:document-meta>
</file>